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e21" officeooo:paragraph-rsid="00063e21"/>
    </style:style>
    <style:style style:name="P2" style:family="paragraph" style:parent-style-name="Standard">
      <style:text-properties fo:font-size="15pt" fo:font-weight="bold" officeooo:rsid="00063e21" officeooo:paragraph-rsid="00063e21" style:font-size-asian="15pt" style:font-weight-asian="bold" style:font-size-complex="15pt" style:font-weight-complex="bold"/>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063e2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ole of Statistics Vs Data Mining</text:p>
      <text:p text:style-name="P1"/>
      <text:p text:style-name="Text_20_body">Statistics and data mining both play important roles in artificial intelligence (AI), but they have distinct focuses and applications. Let's explore the differences between the roles of statistics and data mining in AI with examples:</text:p>
      <text:p text:style-name="Text_20_body"><text:span text:style-name="Strong_20_Emphasis">Role of Statistics in AI:</text:span></text:p>
      <text:p text:style-name="Text_20_body">Statistics primarily deals with the analysis of data and the extraction of meaningful insights from data. In AI, statistics is often used for the following purposes:</text:p>
      <text:list xml:id="list1592800223" text:style-name="L1">
        <text:list-item>
          <text:p text:style-name="P3"><text:span text:style-name="Strong_20_Emphasis">Descriptive Analysis:</text:span> Statistics provides summary statistics (e.g., mean, median, standard deviation) that help in understanding the central tendencies and variabilities in data.</text:p>
        </text:list-item>
        <text:list-item>
          <text:p text:style-name="P3"><text:span text:style-name="Strong_20_Emphasis">Hypothesis Testing:</text:span> It is used to test hypotheses and make inferences about populations based on sample data. For example, in medical AI, statistics can be used to determine if a new drug is significantly more effective than an existing one by conducting hypothesis tests.</text:p>
        </text:list-item>
        <text:list-item>
          <text:p text:style-name="P3"><text:span text:style-name="Strong_20_Emphasis">Probability Modeling:</text:span> Probability theory is used to model uncertainty and randomness in data. For instance, in natural language processing, probabilistic models can be used to estimate the likelihood of a word sequence in a sentence.</text:p>
        </text:list-item>
        <text:list-item>
          <text:p text:style-name="P3"><text:span text:style-name="Strong_20_Emphasis">Parameter Estimation:</text:span> Statistics helps estimate parameters for various models. In machine learning, it is common to use statistical techniques like maximum likelihood estimation (MLE) to fit models to data.</text:p>
        </text:list-item>
      </text:list>
      <text:p text:style-name="Text_20_body"><text:span text:style-name="Strong_20_Emphasis">Example of Statistics in AI:</text:span></text:p>
      <text:p text:style-name="Text_20_body">Imagine you are developing a recommendation system for an online streaming platform. You collect data on user preferences, such as the genres of movies <text:span text:style-name="T1">(action, adventure, drama..etc) </text:span><text:s/>or shows they watch and the ratings they give to different titles. You can use statistical techniques to analyze this data, calculate the average rating for each genre, and determine the standard deviation to measure how ratings vary within each genre. This statistical analysis can guide your recommendations by suggesting content that aligns with a user's preferred genre and meets certain quality criteria.</text:p>
      <text:p text:style-name="Text_20_body"><text:span text:style-name="Strong_20_Emphasis">Role of Data Mining in AI:</text:span></text:p>
      <text:p text:style-name="Text_20_body">Data mining is a broader process that involves discovering hidden patterns, relationships, and trends within large datasets. In AI, data mining is often used for the following purposes:</text:p>
      <text:list xml:id="list2370636789" text:style-name="L2">
        <text:list-item>
          <text:p text:style-name="P4"><text:span text:style-name="Strong_20_Emphasis">Pattern Discovery:</text:span> Data mining algorithms, such as clustering and association rule mining, can uncover patterns in data. For example, in retail AI, data mining can reveal that customers who buy diapers are also likely to purchase baby wipes.</text:p>
        </text:list-item>
        <text:list-item>
          <text:p text:style-name="P4"><text:span text:style-name="Strong_20_Emphasis">Anomaly Detection:</text:span> Data mining can identify unusual or unexpected patterns in data, which is useful in fraud detection or network security.</text:p>
        </text:list-item>
        <text:list-item>
          <text:p text:style-name="P4"><text:span text:style-name="Strong_20_Emphasis">Predictive Modeling:</text:span> Data mining is often used to build predictive models, such as decision trees or neural networks, that can make forecasts or classify data based on historical patterns.</text:p>
        </text:list-item>
        <text:list-item>
          <text:p text:style-name="P4"><text:soft-page-break/><text:span text:style-name="Strong_20_Emphasis">Feature Engineering:</text:span> Data mining can guide the selection of relevant features or variables for machine learning models, helping improve model accuracy.</text:p>
        </text:list-item>
      </text:list>
      <text:p text:style-name="Text_20_body"><text:span text:style-name="Strong_20_Emphasis">Example of Data Mining in AI:</text:span></text:p>
      <text:p text:style-name="Text_20_body">Continuing with the recommendation system example, after collecting user data, you can apply data mining techniques to identify user segments with similar watching patterns. Clustering algorithms like k-means can group users who have similar viewing preferences. Then, based on these clusters, you can recommend content that has been popular among users in the same cluster. This is a data mining-driven approach to personalized recommendations.</text:p>
      <text:p text:style-name="Text_20_body">In summary, statistics in AI is primarily concerned with data analysis, probability modeling, and parameter estimation, while data mining in AI is more focused on discovering patterns, relationships, and trends in data that can be used for tasks like predictive modeling and feature engineering. Both statistics and data mining are valuable for different aspects of AI, often complementing each other to create more effective AI solutio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06:54:08.021777055</meta:creation-date>
    <dc:date>2023-09-26T20:19:53.516161347</dc:date>
    <meta:editing-duration>PT4H37M40S</meta:editing-duration>
    <meta:editing-cycles>1</meta:editing-cycles>
    <meta:document-statistic meta:table-count="0" meta:image-count="0" meta:object-count="0" meta:page-count="2" meta:paragraph-count="19" meta:word-count="584" meta:character-count="3825" meta:non-whitespace-character-count="3267"/>
    <meta:generator>LibreOffice/7.3.7.2$Linux_X86_64 LibreOffice_project/30$Build-2</meta:generator>
  </office:meta>
</office:document-meta>
</file>